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MapSize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">
            <text:p>BACK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table:style-name="ce2"/>
          <table:table-cell office:value-type="string" table:style-name="ce2">
            <text:p>MID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LANK_GATE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table:style-name="ce2"/>
          <table:table-cell office:value-type="string" table:style-name="ce2">
            <text:p>FORE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GatePosition</text:p>
          </table:table-cell>
          <table:table-cell office:value-type="string" table:style-name="ce2">
            <text:p>G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,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0,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6,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0,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25T14:56:55Z</meta:creation-date>
    <dc:date>2014-12-10T18:30:12Z</dc:date>
    <meta:editing-cycles>13</meta:editing-cycles>
    <meta:editing-duration>PT37343S</meta:editing-duration>
  </office:meta>
</office:document-meta>
</file>